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style:text-properties fo:font-weight="bold" style:font-weight-asian="bold" fo:font-size="18pt" style:font-size-asian="18pt" style:font-size-complex="18pt"/>
    </style:style>
    <style:style style:name="P2" style:parent-style-name="ListParagraph" style:family="paragraph">
      <style:text-properties fo:font-size="14pt" style:font-size-asian="14pt" style:font-size-complex="14pt"/>
    </style:style>
    <style:style style:name="P3" style:parent-style-name="ListParagraph" style:family="paragraph">
      <style:text-properties fo:font-size="14pt" style:font-size-asian="14pt" style:font-size-complex="14pt"/>
    </style:style>
    <style:style style:name="P4" style:parent-style-name="ListParagraph" style:family="paragraph">
      <style:text-properties fo:font-size="14pt" style:font-size-asian="14pt" style:font-size-complex="14pt"/>
    </style:style>
    <style:style style:name="P5" style:parent-style-name="ListParagraph" style:family="paragraph">
      <style:text-properties fo:font-size="14pt" style:font-size-asian="14pt" style:font-size-complex="14pt"/>
    </style:style>
    <style:style style:name="P6" style:parent-style-name="ListParagraph" style:family="paragraph">
      <style:text-properties fo:font-size="14pt" style:font-size-asian="14pt" style:font-size-complex="14pt"/>
    </style:style>
    <style:style style:name="P7" style:parent-style-name="ListParagraph" style:family="paragraph">
      <style:text-properties fo:font-size="14pt" style:font-size-asian="14pt" style:font-size-complex="14pt"/>
    </style:style>
    <style:style style:name="P8" style:parent-style-name="ListParagraph" style:family="paragraph">
      <style:text-properties fo:font-size="14pt" style:font-size-asian="14pt" style:font-size-complex="14pt"/>
    </style:style>
    <style:style style:name="P9" style:parent-style-name="ListParagraph" style:family="paragraph">
      <style:text-properties fo:font-size="14pt" style:font-size-asian="14pt" style:font-size-complex="14pt"/>
    </style:style>
    <style:style style:name="P10" style:parent-style-name="ListParagraph" style:family="paragraph">
      <style:text-properties fo:font-size="14pt" style:font-size-asian="14pt" style:font-size-complex="14pt"/>
    </style:style>
    <style:style style:name="P11" style:parent-style-name="ListParagraph" style:family="paragraph">
      <style:text-properties fo:font-size="14pt" style:font-size-asian="14pt" style:font-size-complex="14pt"/>
    </style:style>
    <style:style style:name="P12" style:parent-style-name="ListParagraph" style:family="paragraph">
      <style:text-properties fo:font-size="14pt" style:font-size-asian="14pt" style:font-size-complex="14pt"/>
    </style:style>
    <style:style style:name="P13" style:parent-style-name="ListParagraph" style:family="paragraph">
      <style:text-properties fo:font-size="14pt" style:font-size-asian="14pt" style:font-size-complex="14pt"/>
    </style:style>
    <style:style style:name="P14" style:parent-style-name="ListParagraph" style:family="paragraph"/>
    <style:style style:name="T15" style:parent-style-name="DefaultParagraphFont" style:family="text">
      <style:text-properties fo:font-size="14pt" style:font-size-asian="14pt" style:font-size-complex="14pt"/>
    </style:style>
    <style:style style:name="T16" style:parent-style-name="DefaultParagraphFont" style:family="text">
      <style:text-properties fo:font-size="14pt" style:font-size-asian="14pt" style:font-size-complex="14pt"/>
    </style:style>
    <style:style style:name="T17" style:parent-style-name="DefaultParagraphFont" style:family="text">
      <style:text-properties fo:font-size="14pt" style:font-size-asian="14pt" style:font-size-complex="14pt"/>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style:style>
    <style:style style:name="P30" style:parent-style-name="Normal" style:family="paragraph">
      <style:text-properties fo:font-size="14pt" style:font-size-asian="14pt" style:font-size-complex="14pt"/>
    </style:style>
    <style:style style:name="P31" style:parent-style-name="Normal" style:family="paragraph">
      <style:text-properties fo:font-size="14pt" style:font-size-asian="14pt" style:font-size-complex="14pt"/>
    </style:style>
    <style:style style:name="P32" style:parent-style-name="Normal" style:family="paragraph">
      <style:text-properties fo:font-size="14pt" style:font-size-asian="14pt" style:font-size-complex="14pt"/>
    </style:style>
  </office:automatic-styles>
  <office:body>
    <office:text text:use-soft-page-breaks="true">
      <text:h text:style-name="P1" text:outline-level="1">Week 2 Lab Exercise</text:h>
      <text:list text:style-name="LFO2" text:continue-numbering="true">
        <text:list-item>
          <text:p text:style-name="P2">One criminal case involving data caving<text:s/>is the<text:s/>Belkasoft Helps Croatian Police Solve International Case of Child Abuse.<text:s/>Belkasoft<text:s/>Evidence<text:s/>Centre<text:s/>is a digital forensic investigation<text:s/>software. This software was used by the<text:s/>Croatian Police<text:s/>to prosecute a case involving exploitation of children for pornography.<text:s/>The case was code named “PHOTOMODELL”. The goal of the case was to collect evidence and identify persons who committed the crime.<text:s/>During the case Belkasoft product was used to analyse information from the suspects computer and hard drive. Police carried out 9<text:s/>searches<text:s/>of suspects, residence and cars.<text:s/>The police obtained five computers<text:s/>from these searches. These belonged to<text:s/>one suspect. When analysing<text:s/>the data on<text:s/>these computers the police<text:s/>found memory dumps and hard drive images on all the PCs. The images and memory dumps were processed with<text:s/>Belkasoft<text:s/>Evidence Centre. Some of the data that was acquired was used as court evidence. <text:s/>The tool helped obtain information from the suspects social media ect.<text:s/></text:p>
        </text:list-item>
      </text:list>
      <text:p text:style-name="P3"/>
      <text:p text:style-name="P4">The technique used to extract deleted data and destroyed evidence was data carving.<text:s/>Data carving has low-level access to the hard disk and system structures means that even data that has been deleted can be found.<text:s/>The Belkasoft<text:s/>Evidence Centre revealed more information leading the police to other cases of children being exploited for pornography.<text:s/>The Belkasoft<text:s/>Evidence Centre can locate, process and analyse evidence stored in a computers RAM. It can also identify encrypted files and carve internet chat logs.<text:s/>In total the Belkasoft<text:s/>Evidence Centre used by the police was able to gather evidence referring to the 13 cases of Exploitation of children for pornography.</text:p>
      <text:p text:style-name="P5"/>
      <text:p text:style-name="P6"/>
      <text:p text:style-name="P7"/>
      <text:p text:style-name="P8"/>
      <text:p text:style-name="P9"/>
      <text:p text:style-name="P10"/>
      <text:p text:style-name="P11"/>
      <text:p text:style-name="P12"/>
      <text:p text:style-name="P13"/>
      <text:soft-page-break/>
      <text:list text:style-name="LFO2" text:continue-numbering="true">
        <text:list-item>
          <text:p text:style-name="P14"><text:span text:style-name="T15">T</text:span><text:span text:style-name="T16">he GLB</text:span><text:span text:style-name="T17">A</text:span><text:span text:style-name="T18">, HIPAA</text:span><text:span text:style-name="T19"><text:s/>and SOX share some<text:s/></text:span><text:span text:style-name="T20">similarities. The main similarity between them all is the IT department in each company must deal with the security regulations of each legislation.<text:s/></text:span><text:span text:style-name="T21">The main similarity in these legislations are privacy</text:span><text:span text:style-name="T22"><text:s/>regulations</text:span><text:span text:style-name="T23">.</text:span><text:span text:style-name="T24"><text:s/></text:span><text:span text:style-name="T25">The GLBA, HIPAA and SOX<text:s/></text:span><text:span text:style-name="T26">differ in some ways they cater to different organisations</text:span><text:span text:style-name="T27"><text:s/>with different security regulations specific to each company</text:span><text:span text:style-name="T28">.</text:span><text:s/><text:span text:style-name="T29">HIPAA was established standers related to health insurance coverage and the privacy for health-related information. This was to guarantee the privacy of a person’s medical information. Except in special circumstances which are stated in the security rule. Emergencies and public health crises, Worker's compensation claims. <text:s/>SOX was enacted in 2002 in the wake of several major accounting scandals. SOX aim is to improve the reliability of financial reporting by public companies. This can be used by companies of all sizes and there are many companies that offer SOX compliance solutions and trading. SOX deals with security of a customer under the three sections, Section302, Section401 and Section404. GLBA was enacted in 1999 it is a broad set of regulations that affect the financial services. This created two regulations the Financial Privacy Rule and the safe guard rule. These rules cover the collection, storage, protection and disclosure of a person’s financial information.</text:span></text:p>
        </text:list-item>
      </text:list>
      <text:p text:style-name="P30"/>
      <text:p text:style-name="P31"><text:s/></text:p>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rdan Forde</meta:initial-creator>
    <dc:creator>Jordan Forde</dc:creator>
    <meta:creation-date>2017-09-22T07:32:00Z</meta:creation-date>
    <dc:date>2017-09-22T09:50:00Z</dc:date>
    <meta:template xlink:href="Normal" xlink:type="simple"/>
    <meta:editing-cycles>3</meta:editing-cycles>
    <meta:editing-duration>PT7200S</meta:editing-duration>
    <meta:document-statistic meta:page-count="2" meta:paragraph-count="6" meta:word-count="463" meta:character-count="3101" meta:row-count="22" meta:non-whitespace-character-count="2644"/>
  </office:meta>
</office:document-meta>
</file>